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7D000000021EEF70BE4D264BE7.png" manifest:media-type="image/png"/>
  <manifest:file-entry manifest:full-path="Pictures/1000037200000CEB00000035F738DD7B49EE63C5.svg" manifest:media-type="image/svg+xml"/>
  <manifest:file-entry manifest:full-path="Pictures/100000010000009E0000000293BE159AED8382D1.png" manifest:media-type="image/png"/>
  <manifest:file-entry manifest:full-path="Pictures/1000049E0000105400000035D44945EB182E04B2.svg" manifest:media-type="image/svg+xml"/>
  <manifest:file-entry manifest:full-path="Pictures/10000001000000B400000002BD34F47B5461031A.png" manifest:media-type="image/png"/>
  <manifest:file-entry manifest:full-path="Pictures/100005640000129B0000003512290394D4AA1294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Mom´sTypewriter" svg:font-family="Mom´sTypewriter" style:font-family-generic="modern" style:font-pitch="variable"/>
    <style:font-face style:name="Mom´sTypewriter1" svg:font-family="Mom´sTypewriter" style:font-adornments="Bold" style:font-family-generic="modern" style:font-pitch="variable"/>
    <style:font-face style:name="Mom´sTypewriter2" svg:font-family="Mom´sTypewriter" style:font-adornments="Regular" style:font-family-generic="moder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tyle="normal" officeooo:rsid="00801c07" officeooo:paragraph-rsid="00bd1ecf" style:font-style-asian="normal" style:font-style-complex="normal"/>
    </style:style>
    <style:style style:name="P2" style:family="paragraph" style:parent-style-name="Text_20_body" style:list-style-name="">
      <style:paragraph-properties fo:line-height="150%">
        <style:tab-stops/>
      </style:paragraph-properties>
      <style:text-properties officeooo:rsid="003b21f6" officeooo:paragraph-rsid="003b21f6"/>
    </style:style>
    <style:style style:name="P3" style:family="paragraph" style:parent-style-name="Title" style:master-page-name="First_20_Page">
      <style:paragraph-properties style:page-number="auto"/>
      <style:text-properties officeooo:paragraph-rsid="00b81c81"/>
    </style:style>
    <style:style style:name="P4" style:family="paragraph" style:parent-style-name="Heading_20_2">
      <style:paragraph-properties fo:break-before="page"/>
      <style:text-properties officeooo:rsid="00b81c81" officeooo:paragraph-rsid="00b81c81"/>
    </style:style>
    <style:style style:name="P5" style:family="paragraph" style:parent-style-name="Heading_20_2">
      <style:paragraph-properties fo:break-before="page"/>
      <style:text-properties officeooo:rsid="00bd1ecf" officeooo:paragraph-rsid="00bd1ecf"/>
    </style:style>
    <style:style style:name="P6" style:family="paragraph" style:parent-style-name="Instrukce" style:list-style-name="L1">
      <style:text-properties officeooo:rsid="00b81c81" officeooo:paragraph-rsid="00b81c81"/>
    </style:style>
    <style:style style:name="P7" style:family="paragraph" style:parent-style-name="Instrukce" style:list-style-name="L2">
      <style:text-properties officeooo:rsid="00b81c81" officeooo:paragraph-rsid="00b81c81"/>
    </style:style>
    <style:style style:name="P8" style:family="paragraph" style:parent-style-name="Instrukce">
      <style:text-properties officeooo:rsid="009bfd61" officeooo:paragraph-rsid="009bfd61"/>
    </style:style>
    <style:style style:name="P9" style:family="paragraph" style:parent-style-name="Instrukce" style:list-style-name="L2">
      <style:text-properties officeooo:rsid="00bbbf8c" officeooo:paragraph-rsid="00bbbf8c"/>
    </style:style>
    <style:style style:name="P10" style:family="paragraph" style:parent-style-name="Instrukce" style:list-style-name="L2">
      <style:text-properties fo:font-style="normal" officeooo:rsid="00b9a683" officeooo:paragraph-rsid="00b9a683" style:font-style-asian="normal" style:font-style-complex="normal"/>
    </style:style>
    <style:style style:name="P11" style:family="paragraph" style:parent-style-name="Instrukce" style:list-style-name="L2">
      <style:text-properties fo:font-style="normal" officeooo:rsid="00c40f9b" officeooo:paragraph-rsid="00c40f9b" style:font-style-asian="normal" style:font-style-complex="normal"/>
    </style:style>
    <style:style style:name="P12" style:family="paragraph" style:parent-style-name="Instrukce" style:list-style-name="L2">
      <style:text-properties fo:font-style="normal" officeooo:rsid="00bd1ecf" officeooo:paragraph-rsid="00bd1ecf" style:font-style-asian="normal" style:font-style-complex="normal"/>
    </style:style>
    <style:style style:name="P13" style:family="paragraph" style:parent-style-name="Instrukce" style:list-style-name="L3">
      <style:text-properties officeooo:rsid="00b87e4e" officeooo:paragraph-rsid="00b87e4e"/>
    </style:style>
    <style:style style:name="P14" style:family="paragraph" style:parent-style-name="Instrukce" style:list-style-name="L3">
      <style:text-properties officeooo:rsid="00ba9109" officeooo:paragraph-rsid="00ba9109"/>
    </style:style>
    <style:style style:name="P15" style:family="paragraph">
      <loext:graphic-properties draw:fill="none" draw:fill-color="#ffffff"/>
      <style:text-properties style:font-name="Mom´sTypewriter" fo:font-size="15pt" style:font-name-complex="Mom´sTypewriter" style:font-size-complex="15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bd1ecf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b9a683" style:font-weight-asian="bold" style:font-weight-complex="bold"/>
    </style:style>
    <style:style style:name="T6" style:family="text">
      <style:text-properties officeooo:rsid="00b81c81"/>
    </style:style>
    <style:style style:name="T7" style:family="text">
      <style:text-properties officeooo:rsid="00b9a683"/>
    </style:style>
    <style:style style:name="T8" style:family="text">
      <style:text-properties officeooo:rsid="00ba9109"/>
    </style:style>
    <style:style style:name="T9" style:family="text">
      <style:text-properties officeooo:rsid="00bacfb4"/>
    </style:style>
    <style:style style:name="T10" style:family="text">
      <style:text-properties officeooo:rsid="00bb53f0"/>
    </style:style>
    <style:style style:name="T11" style:family="text">
      <style:text-properties officeooo:rsid="00bd0bef"/>
    </style:style>
    <style:style style:name="T12" style:family="text">
      <style:text-properties officeooo:rsid="00bd1ecf"/>
    </style:style>
    <style:style style:name="T13" style:family="text">
      <style:text-properties officeooo:rsid="00c24248"/>
    </style:style>
    <style:style style:name="T14" style:family="text">
      <style:text-properties officeooo:rsid="00c5358b"/>
    </style:style>
    <style:style style:name="T15" style:family="text">
      <style:text-properties style:font-name="Mom´sTypewriter" fo:font-size="15pt" style:font-name-complex="Mom´sTypewriter" style:font-size-complex="15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nual <text:span text:style-name="T6">pouzivani </text:span>bomb<text:span text:style-name="T6">y</text:span></text:p>
      <text:h text:style-name="P2" text:outline-level="2"><draw:frame text:anchor-type="paragraph" draw:z-index="0" draw:name="Shape7" draw:style-name="gr3" draw:text-style-name="P16" svg:width="7.968cm" svg:height="0.459cm" svg:x="4.516cm" svg:y="0cm"><draw:image xlink:href="Pictures/100005640000129B0000003512290394D4AA1294.svg" xlink:type="simple" xlink:show="embed" xlink:actuate="onLoad" draw:mime-type="image/svg+xml"><text:p/></draw:image><draw:image xlink:href="Pictures/10000001000000B400000002BD34F47B5461031A.png" xlink:type="simple" xlink:show="embed" xlink:actuate="onLoad" draw:mime-type="image/png"/><loext:qrcode office:string-value="Tomas Saatzer" loext:qrcode-errorcorrection="high" loext:qrcode-border="1" loext:qrcode-type="1"/></draw:frame></text:h>
      <text:h text:style-name="P4" text:outline-level="2"><draw:frame text:anchor-type="paragraph" draw:z-index="3" draw:name="Text Frame 24" draw:style-name="gr1" draw:text-style-name="P15" svg:width="3.089cm" svg:height="0.75cm" svg:x="-0.559cm" svg:y="-0.75cm"><draw:text-box><text:p><text:span text:style-name="T15">□ □ □ □</text:span></text:p></draw:text-box></draw:frame><draw:frame text:anchor-type="paragraph" draw:z-index="1" draw:name="Shape 11" draw:style-name="gr2" draw:text-style-name="P16" svg:width="4.5cm" svg:height="1.502cm" svg:x="13.1cm" svg:y="-1.15cm"><draw:image xlink:href="Pictures/1000049E0000105400000035D44945EB182E04B2.svg" xlink:type="simple" xlink:show="embed" xlink:actuate="onLoad" draw:mime-type="image/svg+xml"><text:p/></draw:image><draw:image xlink:href="Pictures/100000010000009E0000000293BE159AED8382D1.png" xlink:type="simple" xlink:show="embed" xlink:actuate="onLoad" draw:mime-type="image/png"/><loext:qrcode office:string-value="Zprovozneni" loext:qrcode-errorcorrection="high" loext:qrcode-border="1" loext:qrcode-type="1"/></draw:frame>Zprovozneni</text:h>
      <text:list text:style-name="L1">
        <text:list-item>
          <text:p text:style-name="P6">Kecy o tom jak bombu uvést do provozu</text:p>
        </text:list-item>
      </text:list>
      <text:list text:style-name="List_20_1">
        <text:list-header>
          <text:p text:style-name="P8"/>
        </text:list-header>
      </text:list>
      <text:h text:style-name="P5" text:outline-level="2"><draw:frame text:anchor-type="paragraph" draw:z-index="4" draw:name="Text Frame 28" draw:style-name="gr1" draw:text-style-name="P15" svg:width="3.089cm" svg:height="0.75cm" svg:x="-0.559cm" svg:y="-0.75cm"><draw:text-box><text:p><text:span text:style-name="T15">□ □ □ □</text:span></text:p></draw:text-box></draw:frame><draw:frame text:anchor-type="paragraph" draw:z-index="2" draw:name="Shape 14" draw:style-name="gr2" draw:text-style-name="P16" svg:width="4.5cm" svg:height="1.502cm" svg:x="13.1cm" svg:y="-1.15cm"><draw:image xlink:href="Pictures/1000037200000CEB00000035F738DD7B49EE63C5.svg" xlink:type="simple" xlink:show="embed" xlink:actuate="onLoad" draw:mime-type="image/svg+xml"><text:p/></draw:image><draw:image xlink:href="Pictures/100000010000007D000000021EEF70BE4D264BE7.png" xlink:type="simple" xlink:show="embed" xlink:actuate="onLoad" draw:mime-type="image/png"/><loext:qrcode office:string-value="Jak hrat" loext:qrcode-errorcorrection="high" loext:qrcode-border="1" loext:qrcode-type="1"/></draw:frame>Prubeh hry</text:h>
      <text:list xml:id="list1702593902" text:style-name="L2">
        <text:list-item>
          <text:p text:style-name="P9">Hra by měla být hrána ve dvou – jeden má bombu, druhý manuál <text:span text:style-name="T11">(může být hrána i v jednom, například zkuste bombu zneškodnit co nejrychleji to jde)</text:span></text:p>
        </text:list-item>
        <text:list-item>
          <text:p text:style-name="P9"><text:span text:style-name="T12">Pokud hrajete ve dvou, i</text:span>nstruktor by NEMĚL vidět bombu a naopak, <text:span text:style-name="T14">ideálně by ji neměl ani slyšet</text:span></text:p>
        </text:list-item>
        <text:list-item>
          <text:p text:style-name="P9"><text:span text:style-name="T12">Hraje-li</text:span> instruktor poprvé, měl by si před spuštěním hry prostudovat první dvě strany <text:span text:style-name="T1">Manuálu zneškodňování bomb</text:span><text:span text:style-name="T3"> – konkrétně</text:span><text:span text:style-name="T1"> Pr</text:span><text:span text:style-name="T2">ů</text:span><text:span text:style-name="T1">vodce </text:span><text:span text:style-name="T3">a</text:span><text:span text:style-name="T1"> Periferie</text:span></text:p>
        </text:list-item>
        <text:list-item>
          <text:p text:style-name="P10">Bombu zneškodníte úspěšným splněním všech <text:span text:style-name="T1">částí</text:span> (úkolů) <text:span text:style-name="T12">zneškodňovací sekvence</text:span></text:p>
        </text:list-item>
        <text:list-item>
          <text:p text:style-name="P11">Po konci hry se vrátíte zpátky do výběru zmáčknutím ‚#‘</text:p>
        </text:list-item>
        <text:list-item>
          <text:p text:style-name="P12">Pokud jste připraveni, spusťte bombu, vyberte hru a hodně štěstí!</text:p>
        </text:list-item>
      </text:list>
      <text:h text:style-name="Heading_20_2" text:outline-level="2">Hry:</text:h>
      <text:list text:continue-numbering="true" text:style-name="L2">
        <text:list-item>
          <text:p text:style-name="P7">Po zapnutí Vám dá bomba na výběr z her – levelů</text:p>
        </text:list-item>
        <text:list-item>
          <text:p text:style-name="P7">Výběr provedete zmáčknutím čísla na <text:span text:style-name="T1">Keypadu</text:span></text:p>
        </text:list-item>
      </text:list>
      <text:h text:style-name="Heading_20_3" text:outline-level="3">První hra (1):</text:h>
      <text:list text:style-name="L3">
        <text:list-item>
          <text:p text:style-name="P13"><text:span text:style-name="T4">15 min</text:span> na dokončení</text:p>
        </text:list-item>
        <text:list-item>
          <text:p text:style-name="P13"><text:span text:style-name="T4">4 </text:span><text:span text:style-name="T5">části</text:span> s danou posloupností</text:p>
        </text:list-item>
        <text:list-item>
          <text:p text:style-name="P13">Pouze základní <text:span text:style-name="T7">části </text:span><text:span text:style-name="T13">zneškodňení</text:span></text:p>
        </text:list-item>
        <text:list-item>
          <text:p text:style-name="P14">~1,5 h časová dotace pro obeznámené s obdobným formátem hry</text:p>
        </text:list-item>
        <text:list-item>
          <text:p text:style-name="P13">Slouží pro pochopení základů <text:span text:style-name="T7">funkce bomby, 15 min poskytuje dostatek času pro </text:span><text:span text:style-name="T8">pohodové</text:span><text:span text:style-name="T7"> </text:span><text:span text:style-name="T9">vyřešení</text:span><text:span text:style-name="T7"> každé části. </text:span><text:span text:style-name="T9">Nad některými úkoly možná chvíli strávíte, než je pochopíte. </text:span><text:span text:style-name="T10">P</text:span><text:span text:style-name="T9">okud se delší dobu nedaří, znova si pořádně přečtěte instrukce nebo se poraďte.</text:span></text:p>
        </text:list-item>
      </text:list>
      <text:h text:style-name="Heading_20_3" text:outline-level="3">Druhá hra (2):</text:h>
      <text:p text:style-name="Text_20_body"/>
      <text:h text:style-name="Heading_20_3" text:outline-level="3">Testovací prostředí (0):</text:h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Mom´sTypewriter" svg:font-family="Mom´sTypewriter" style:font-family-generic="modern" style:font-pitch="variable"/>
    <style:font-face style:name="Mom´sTypewriter1" svg:font-family="Mom´sTypewriter" style:font-adornments="Bold" style:font-family-generic="modern" style:font-pitch="variable"/>
    <style:font-face style:name="Mom´sTypewriter2" svg:font-family="Mom´sTypewriter" style:font-adornments="Regular" style:font-family-generic="moder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cs" fo:country="CZ" style:letter-kerning="true" style:font-name-asian="Noto Sans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cs" fo:country="CZ" style:letter-kerning="true" style:font-name-asian="Noto Sans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/>
      <style:text-properties style:font-name="Liberation Mono" fo:font-family="'Liberation Mono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651cm" fo:margin-bottom="0cm" style:contextual-spacing="false" fo:line-height="150%" fo:text-indent="0cm" style:auto-text-indent="false" style:page-number="auto">
        <style:tab-stops/>
      </style:paragraph-properties>
      <style:text-properties style:font-name="Mom´sTypewriter1" fo:font-family="Mom´sTypewriter" style:font-style-name="Bold" style:font-family-generic="modern" style:font-pitch="variable" fo:font-size="24pt" style:text-underline-style="none" fo:font-weight="normal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Popis" style:family="paragraph" style:parent-style-name="Text_20_body" style:master-page-name="">
      <style:paragraph-properties fo:line-height="150%" fo:text-align="justify" style:justify-single-word="false" style:page-number="auto"/>
      <style:text-properties style:font-name="Liberation Mono" fo:font-family="'Liberation Mono'" style:font-style-name="Regular" style:font-family-generic="modern" style:font-pitch="fixed" fo:font-size="10pt" fo:font-style="italic" fo:font-weight="normal"/>
    </style:style>
    <style:style style:name="Instrukce" style:family="paragraph" style:parent-style-name="Popis" style:list-style-name="List_20_1" style:master-page-name="">
      <style:paragraph-properties fo:margin-top="0.3cm" fo:margin-bottom="0.45cm" style:contextual-spacing="true" style:page-number="auto">
        <style:tab-stops/>
      </style:paragraph-properties>
      <style:text-properties fo:font-size="11pt" fo:font-style="normal"/>
    </style:style>
    <style:style style:name="Table_20_Name" style:display-name="Table Name" style:family="paragraph" style:parent-style-name="Table_20_Heading" style:master-page-name="">
      <style:paragraph-properties style:page-number="auto"/>
      <style:text-properties fo:font-size="16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Title" style:family="paragraph" style:parent-style-name="Heading" style:next-style-name="Text_20_body" style:class="chapter" style:master-page-name="">
      <style:paragraph-properties fo:margin-top="13cm" fo:margin-bottom="0cm" style:contextual-spacing="false" fo:line-height="150%" fo:text-align="center" style:justify-single-word="false" style:page-number="auto"/>
      <style:text-properties style:font-name="Mom´sTypewriter2" fo:font-family="Mom´sTypewriter" style:font-style-name="Regular" style:font-family-generic="modern" style:font-pitch="variable" fo:font-size="32pt" fo:font-weight="normal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Periferie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1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09:29:04.849378918</meta:creation-date>
    <dc:date>2023-08-11T11:09:29.601273666</dc:date>
    <meta:editing-duration>P1DT23H10M20S</meta:editing-duration>
    <meta:editing-cycles>67</meta:editing-cycles>
    <meta:generator>LibreOffice/7.5.5.2$Linux_X86_64 LibreOffice_project/50$Build-2</meta:generator>
    <meta:document-statistic meta:table-count="0" meta:image-count="0" meta:object-count="0" meta:page-count="3" meta:paragraph-count="22" meta:word-count="208" meta:character-count="1212" meta:non-whitespace-character-count="1037"/>
  </office:meta>
</office:document-meta>
</file>